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20pt" officeooo:rsid="0004fa45" officeooo:paragraph-rsid="0004fa45" style:font-size-asian="17.5pt" style:font-size-complex="20pt"/>
    </style:style>
    <style:style style:name="P2" style:family="paragraph" style:parent-style-name="Standard">
      <style:text-properties fo:font-size="20pt" officeooo:rsid="0006c8c7" officeooo:paragraph-rsid="0006c8c7" style:font-size-asian="17.5pt" style:font-size-complex="20pt"/>
    </style:style>
    <style:style style:name="P3" style:family="paragraph" style:parent-style-name="Standard">
      <style:text-properties fo:font-size="20pt" officeooo:rsid="0004fa45" officeooo:paragraph-rsid="0006c8c7" style:font-size-asian="20pt" style:font-size-complex="20pt"/>
    </style:style>
    <style:style style:name="P4" style:family="paragraph" style:parent-style-name="Standard">
      <style:text-properties fo:font-size="20pt" fo:font-style="italic" officeooo:rsid="0004fa45" officeooo:paragraph-rsid="0006c8c7" style:font-size-asian="20pt" style:font-style-asian="italic" style:font-size-complex="20pt" style:font-style-complex="italic"/>
    </style:style>
    <style:style style:name="P5" style:family="paragraph" style:parent-style-name="Standard">
      <style:text-properties fo:font-size="20pt" fo:font-style="italic" officeooo:rsid="00038657" officeooo:paragraph-rsid="00038657" style:font-size-asian="20pt" style:font-style-asian="italic" style:font-size-complex="20pt" style:font-style-complex="italic"/>
    </style:style>
    <style:style style:name="P6" style:family="paragraph" style:parent-style-name="Standard">
      <style:text-properties fo:font-size="20pt" fo:font-style="italic" officeooo:rsid="0006c8c7" officeooo:paragraph-rsid="0006c8c7" style:font-size-asian="17.5pt" style:font-style-asian="italic" style:font-size-complex="20pt" style:font-style-complex="italic"/>
    </style:style>
    <style:style style:name="P7" style:family="paragraph" style:parent-style-name="Standard">
      <style:text-properties fo:font-size="20pt" fo:font-style="italic" officeooo:rsid="0004fa45" officeooo:paragraph-rsid="0004fa45" style:font-size-asian="17.5pt" style:font-style-asian="italic" style:font-size-complex="20pt" style:font-style-complex="italic"/>
    </style:style>
    <style:style style:name="P8" style:family="paragraph" style:parent-style-name="Standard">
      <style:text-properties fo:font-size="20pt" fo:font-style="italic" officeooo:rsid="00038657" officeooo:paragraph-rsid="00038657" style:font-size-asian="17.5pt" style:font-style-asian="italic" style:font-size-complex="20pt" style:font-style-complex="italic"/>
    </style:style>
    <style:style style:name="P9" style:family="paragraph" style:parent-style-name="Standard">
      <style:text-properties fo:font-size="14pt" officeooo:rsid="00038657" officeooo:paragraph-rsid="00038657" style:font-size-asian="14pt" style:font-size-complex="14pt"/>
    </style:style>
    <style:style style:name="P10" style:family="paragraph" style:parent-style-name="Standard">
      <style:text-properties fo:font-size="14pt" officeooo:rsid="0004fa45" officeooo:paragraph-rsid="0004fa45" style:font-size-asian="12.25pt" style:font-size-complex="14pt"/>
    </style:style>
    <style:style style:name="P11" style:family="paragraph" style:parent-style-name="Standard">
      <style:text-properties fo:font-size="14pt" officeooo:rsid="0006c8c7" officeooo:paragraph-rsid="0004fa45" style:font-size-asian="12.25pt" style:font-size-complex="14pt"/>
    </style:style>
    <style:style style:name="P12" style:family="paragraph" style:parent-style-name="Standard">
      <style:text-properties fo:font-size="14pt" officeooo:rsid="0006c8c7" officeooo:paragraph-rsid="0006c8c7" style:font-size-asian="12.25pt" style:font-size-complex="14pt"/>
    </style:style>
    <style:style style:name="P13" style:family="paragraph" style:parent-style-name="Standard">
      <style:text-properties fo:font-size="14pt" officeooo:paragraph-rsid="0006c8c7" style:font-size-asian="12.25pt" style:font-size-complex="14pt"/>
    </style:style>
    <style:style style:name="P14" style:family="paragraph" style:parent-style-name="Standard">
      <style:text-properties fo:font-size="14pt" officeooo:rsid="0007cd11" officeooo:paragraph-rsid="0007cd11" style:font-size-asian="12.25pt" style:font-size-complex="14pt"/>
    </style:style>
    <style:style style:name="P15" style:family="paragraph" style:parent-style-name="Standard">
      <style:text-properties officeooo:paragraph-rsid="0006c8c7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67b58" officeooo:paragraph-rsid="00067b58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8pt" fo:font-style="normal" fo:text-shadow="none" style:text-underline-style="none" fo:font-weight="normal" officeooo:rsid="000e2283" officeooo:paragraph-rsid="000e2283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style:font-name="aakar" fo:font-size="14pt" style:font-size-asian="14pt" style:font-size-complex="14pt"/>
    </style:style>
    <style:style style:name="P19" style:family="paragraph" style:parent-style-name="Text_20_body">
      <style:text-properties style:font-name="aakar" fo:font-size="14pt" officeooo:paragraph-rsid="000c217b" style:font-size-asian="14pt" style:font-size-complex="14pt"/>
    </style:style>
    <style:style style:name="P20" style:family="paragraph" style:parent-style-name="Text_20_body">
      <style:text-properties style:font-name="Liberation Serif" fo:font-size="14pt" officeooo:paragraph-rsid="000c217b" style:font-size-asian="14pt" style:font-size-complex="14pt"/>
    </style:style>
    <style:style style:name="P21" style:family="paragraph" style:parent-style-name="Text_20_body">
      <style:text-properties style:font-name="Liberation Serif" fo:font-size="20pt" officeooo:paragraph-rsid="000c217b" style:font-size-asian="17.5pt" style:font-size-complex="20pt"/>
    </style:style>
    <style:style style:name="P22" style:family="paragraph" style:parent-style-name="Heading_20_2">
      <style:text-properties fo:color="#232f3e" fo:font-size="20pt" fo:font-style="italic" style:text-underline-style="none" fo:font-weight="normal" officeooo:rsid="0004fa45" officeooo:paragraph-rsid="0004fa45" style:font-size-asian="17.5pt" style:font-style-asian="italic" style:font-weight-asian="normal" style:font-size-complex="20pt" style:font-style-complex="italic" style:font-weight-complex="normal"/>
    </style:style>
    <style:style style:name="P23" style:family="paragraph" style:parent-style-name="Heading_20_2">
      <style:text-properties fo:color="#232f3e" fo:font-size="20pt" fo:font-style="italic" fo:font-weight="normal" officeooo:rsid="0004fa45" officeooo:paragraph-rsid="0004fa45" style:font-size-asian="17.5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 style:list-style-name="L1">
      <style:text-properties fo:font-size="14pt" officeooo:paragraph-rsid="00038657" style:font-size-asian="14pt" style:font-size-complex="14pt"/>
    </style:style>
    <style:style style:name="P25" style:family="paragraph" style:parent-style-name="Standard" style:list-style-name="L1">
      <style:text-properties fo:font-size="14pt" officeooo:rsid="00038657" officeooo:paragraph-rsid="00038657" style:font-size-asian="14pt" style:font-size-complex="14pt"/>
    </style:style>
    <style:style style:name="P26" style:family="paragraph" style:parent-style-name="Standard" style:list-style-name="L2">
      <style:text-properties fo:font-size="14pt" officeooo:rsid="0004fa45" officeooo:paragraph-rsid="0004fa45" style:font-size-asian="12.25pt" style:font-size-complex="14pt"/>
    </style:style>
    <style:style style:name="P27" style:family="paragraph" style:parent-style-name="Standard" style:list-style-name="L3">
      <style:text-properties fo:font-size="14pt" officeooo:rsid="0004fa45" officeooo:paragraph-rsid="0004fa45" style:font-size-asian="12.25pt" style:font-size-complex="14pt"/>
    </style:style>
    <style:style style:name="P28" style:family="paragraph" style:parent-style-name="Standard" style:list-style-name="L4">
      <style:text-properties fo:font-size="14pt" officeooo:rsid="0004fa45" officeooo:paragraph-rsid="0004fa45" style:font-size-asian="12.25pt" style:font-size-complex="14pt"/>
    </style:style>
    <style:style style:name="P29" style:family="paragraph" style:parent-style-name="Standard" style:list-style-name="L5">
      <style:text-properties fo:font-size="14pt" officeooo:rsid="0004fa45" officeooo:paragraph-rsid="0004fa45" style:font-size-asian="12.25pt" style:font-size-complex="14pt"/>
    </style:style>
    <style:style style:name="P30" style:family="paragraph" style:parent-style-name="Standard">
      <style:text-properties fo:font-size="14pt" officeooo:rsid="0004fa45" officeooo:paragraph-rsid="0004fa45" style:font-size-asian="12.25pt" style:font-size-complex="14pt"/>
    </style:style>
    <style:style style:name="P31" style:family="paragraph" style:parent-style-name="Standard" style:list-style-name="L5">
      <style:text-properties fo:font-size="14pt" officeooo:rsid="0006c8c7" officeooo:paragraph-rsid="0004fa45" style:font-size-asian="12.25pt" style:font-size-complex="14pt"/>
    </style:style>
    <style:style style:name="P32" style:family="paragraph" style:parent-style-name="Standard" style:list-style-name="L7">
      <style:text-properties fo:font-size="14pt" officeooo:rsid="0006c8c7" officeooo:paragraph-rsid="0006c8c7" style:font-size-asian="12.25pt" style:font-size-complex="14pt"/>
    </style:style>
    <style:style style:name="P33" style:family="paragraph" style:parent-style-name="Standard" style:list-style-name="L6">
      <style:text-properties fo:font-size="14pt" officeooo:paragraph-rsid="0006c8c7" style:font-size-asian="12.25pt" style:font-size-complex="14pt"/>
    </style:style>
    <style:style style:name="P34" style:family="paragraph" style:parent-style-name="Standard" style:list-style-name="L7">
      <style:text-properties fo:font-size="14pt" officeooo:paragraph-rsid="0006c8c7" style:font-size-asian="12.25pt" style:font-size-complex="14pt"/>
    </style:style>
    <style:style style:name="P35" style:family="paragraph" style:parent-style-name="Standard" style:list-style-name="L5">
      <style:text-properties officeooo:paragraph-rsid="0004fa45"/>
    </style:style>
    <style:style style:name="P36" style:family="paragraph" style:parent-style-name="Standard" style:list-style-name="L6">
      <style:text-properties officeooo:paragraph-rsid="0006c8c7"/>
    </style:style>
    <style:style style:name="P37" style:family="paragraph" style:parent-style-name="Standard">
      <style:text-properties fo:font-size="20pt" fo:font-style="italic" officeooo:rsid="0006c8c7" officeooo:paragraph-rsid="0006c8c7" style:font-size-asian="20pt" style:font-style-asian="italic" style:font-size-complex="20pt" style:font-style-complex="italic"/>
    </style:style>
    <style:style style:name="P38" style:family="paragraph" style:parent-style-name="Standard">
      <style:text-properties fo:font-size="20pt" officeooo:rsid="0004fa45" officeooo:paragraph-rsid="0004fa45" style:font-size-asian="17.5pt" style:font-size-complex="20pt"/>
    </style:style>
    <style:style style:name="P39" style:family="paragraph" style:parent-style-name="Standard" style:list-style-name="L7">
      <style:text-properties officeooo:paragraph-rsid="0006c8c7"/>
    </style:style>
    <style:style style:name="P40" style:family="paragraph" style:parent-style-name="Standard" style:list-style-name="L7">
      <style:text-properties officeooo:rsid="0007cd11" officeooo:paragraph-rsid="0007cd11"/>
    </style:style>
    <style:style style:name="P41" style:family="paragraph" style:parent-style-name="Standard" style:list-style-name="L8">
      <style:text-properties style:font-name="aakar" fo:font-size="14pt" officeooo:paragraph-rsid="0007cd11" style:font-size-asian="14pt" style:font-size-complex="14pt"/>
    </style:style>
    <style:style style:name="P42" style:family="paragraph" style:parent-style-name="Standard" style:list-style-name="L8">
      <style:text-properties style:font-name="aakar" officeooo:paragraph-rsid="0007cd11"/>
    </style:style>
    <style:style style:name="P43" style:family="paragraph" style:parent-style-name="Text_20_body" style:list-style-name="L8">
      <style:text-properties style:font-name="aakar" fo:font-size="14pt" style:font-size-asian="14pt" style:font-size-complex="14pt"/>
    </style:style>
    <style:style style:name="P44" style:family="paragraph" style:parent-style-name="Text_20_body" style:list-style-name="L9">
      <style:text-properties style:font-name="aakar" fo:font-size="14pt" officeooo:paragraph-rsid="000c217b" style:font-size-asian="14pt" style:font-size-complex="14pt"/>
    </style:style>
    <style:style style:name="P45" style:family="paragraph" style:parent-style-name="Text_20_body" style:list-style-name="L11">
      <style:text-properties style:font-name="aakar" fo:font-size="14pt" style:font-size-asian="14pt" style:font-size-complex="14pt"/>
    </style:style>
    <style:style style:name="P46" style:family="paragraph" style:parent-style-name="Text_20_body" style:list-style-name="L11">
      <style:text-properties style:font-name="aakar" fo:font-size="14pt" officeooo:paragraph-rsid="000e2283" style:font-size-asian="14pt" style:font-size-complex="14pt"/>
    </style:style>
    <style:style style:name="P47" style:family="paragraph" style:parent-style-name="Text_20_body" style:list-style-name="L9">
      <style:text-properties officeooo:paragraph-rsid="000c217b"/>
    </style:style>
    <style:style style:name="P48" style:family="paragraph" style:parent-style-name="Text_20_body" style:list-style-name="L9">
      <style:text-properties style:font-name="Liberation Serif" fo:font-size="14pt" officeooo:paragraph-rsid="000c217b" style:font-size-asian="14pt" style:font-size-complex="14pt"/>
    </style:style>
    <style:style style:name="P49" style:family="paragraph" style:parent-style-name="Text_20_body" style:list-style-name="L10">
      <style:text-properties style:font-name="Liberation Serif" fo:font-size="20pt" officeooo:paragraph-rsid="000c217b" style:font-size-asian="17.5pt" style:font-size-complex="20pt"/>
    </style:style>
    <style:style style:name="P50" style:family="paragraph" style:parent-style-name="Text_20_body" style:list-style-name="L10">
      <style:text-properties style:font-name="Liberation Serif" fo:font-size="20pt" officeooo:paragraph-rsid="000d0000" style:font-size-asian="17.5pt" style:font-size-complex="20pt"/>
    </style:style>
    <style:style style:name="P51" style:family="paragraph" style:parent-style-name="Text_20_body" style:list-style-name="L10">
      <style:text-properties officeooo:paragraph-rsid="000d0000"/>
    </style:style>
    <style:style style:name="P52" style:family="paragraph" style:parent-style-name="Text_20_body" style:list-style-name="L11">
      <style:text-properties officeooo:paragraph-rsid="000e2283"/>
    </style:style>
    <style:style style:name="P53" style:family="paragraph" style:parent-style-name="Text_20_body">
      <style:text-properties fo:color="#232f3e" fo:font-size="14pt" fo:font-style="normal" style:text-underline-style="none" fo:font-weight="normal" officeooo:rsid="0004fa45" officeooo:paragraph-rsid="0004fa45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Text_20_body" style:list-style-name="L12">
      <style:text-properties fo:font-size="14pt" fo:font-style="italic" officeooo:rsid="0011f8b6" officeooo:paragraph-rsid="0011f8b6" style:font-size-asian="12.25pt" style:font-style-asian="italic" style:font-size-complex="14pt" style:font-style-complex="italic"/>
    </style:style>
    <style:style style:name="P55" style:family="paragraph" style:parent-style-name="Text_20_body">
      <style:text-properties officeooo:paragraph-rsid="000e2283"/>
    </style:style>
    <style:style style:name="P56" style:family="paragraph" style:parent-style-name="Text_20_body">
      <style:text-properties fo:font-size="20pt" fo:font-style="italic" officeooo:rsid="0011f8b6" officeooo:paragraph-rsid="0011f8b6" style:font-size-asian="20pt" style:font-style-asian="italic" style:font-size-complex="20pt" style:font-style-complex="italic"/>
    </style:style>
    <style:style style:name="T1" style:family="text">
      <style:text-properties officeooo:rsid="0003865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4fa45" style:font-size-asian="12.25pt" style:font-size-complex="14pt"/>
    </style:style>
    <style:style style:name="T5" style:family="text">
      <style:text-properties fo:font-size="14pt" officeooo:rsid="0006c8c7" style:font-size-asian="12.25pt" style:font-size-complex="14pt"/>
    </style:style>
    <style:style style:name="T6" style:family="text">
      <style:text-properties fo:font-size="14pt" officeooo:rsid="0007cd11" style:font-size-asian="12.25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0d0000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20pt" officeooo:rsid="000c217b" style:font-size-asian="17.5pt" style:font-size-complex="20pt"/>
    </style:style>
    <style:style style:name="T10" style:family="text">
      <style:text-properties style:font-name="Liberation Serif" fo:font-size="20pt" fo:font-style="italic" fo:font-weight="normal" officeooo:rsid="000c217b" style:font-size-asian="17.5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font-name="Liberation Serif" fo:font-size="14pt" fo:font-style="normal" officeooo:rsid="000c217b" style:font-size-asian="14pt" style:font-style-asian="normal" style:font-size-complex="14pt" style:font-style-complex="normal"/>
    </style:style>
    <style:style style:name="T12" style:family="text">
      <style:text-properties style:font-name="Liberation Serif" fo:font-size="14pt" fo:font-style="normal" fo:font-weight="normal" officeooo:rsid="000e2283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fo:font-weight="normal" officeooo:rsid="000d0000" style:font-size-asian="14pt" style:font-weight-asian="normal" style:font-size-complex="14pt" style:font-weight-complex="normal"/>
    </style:style>
    <style:style style:name="T15" style:family="text">
      <style:text-properties style:font-name="Liberation Serif" fo:font-size="14pt" fo:font-style="italic" fo:font-weight="normal" officeooo:rsid="000d000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Liberation Serif" fo:font-style="normal" officeooo:rsid="000c217b" style:font-size-asian="12.25pt" style:font-style-asian="normal" style:font-style-complex="normal"/>
    </style:style>
    <style:style style:name="T17" style:family="text">
      <style:text-properties style:font-name="Liberation Serif" fo:font-style="normal" officeooo:rsid="000c217b" style:font-style-asian="normal" style:font-style-complex="normal"/>
    </style:style>
    <style:style style:name="T18" style:family="text">
      <style:text-properties style:font-name="Liberation Serif" fo:font-style="normal" fo:font-weight="normal" officeooo:rsid="000c217b" style:font-size-asian="12.25pt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0e2283" style:font-size-asian="12.25pt" style:font-style-asian="normal" style:font-weight-asian="normal" style:font-style-complex="normal" style:font-weight-complex="normal"/>
    </style:style>
    <style:style style:name="T20" style:family="text">
      <style:text-properties officeooo:rsid="000c217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0e2283"/>
    </style:style>
    <style:style style:name="T23" style:family="text">
      <style:text-properties fo:color="#232f3e"/>
    </style:style>
    <style:style style:name="T24" style:family="text">
      <style:text-properties fo:color="#232f3e" fo:font-size="14pt" style:font-size-asian="14pt" style:font-size-complex="14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dis</text:p>
      <text:list xml:id="list2821972153" text:style-name="L1">
        <text:list-header>
          <text:p text:style-name="P24"/>
        </text:list-header>
        <text:list-item>
          <text:p text:style-name="P24"><text:span text:style-name="T1">Redis </text:span>is an open source, in-memory data structure store, used as a database, cache and message broker.</text:p>
          <text:p text:style-name="P24"/>
        </text:list-item>
        <text:list-item>
          <text:p text:style-name="P25">Stores data in form of Key Value pair</text:p>
          <text:p text:style-name="P24"/>
        </text:list-item>
        <text:list-item>
          <text:p text:style-name="P25">Open Source, NoSql DB, Written in C</text:p>
          <text:p text:style-name="P24"/>
        </text:list-item>
        <text:list-item>
          <text:p text:style-name="P25">Remote Dictionary Server</text:p>
          <text:p text:style-name="P25"/>
        </text:list-item>
        <text:list-item>
          <text:p text:style-name="P25">strings, hashes, lists, sets, sorted sets </text:p>
        </text:list-item>
      </text:list>
      <text:p text:style-name="P9"/>
      <text:p text:style-name="P5">In-Memory Database</text:p>
      <text:list xml:id="list408030959" text:style-name="L2">
        <text:list-header>
          <text:p text:style-name="P26"/>
        </text:list-header>
        <text:list-item>
          <text:p text:style-name="P26">Keeps data in RAM</text:p>
          <text:p text:style-name="P26"/>
        </text:list-item>
        <text:list-item>
          <text:p text:style-name="P26">Means that for every interaction with database, you will only access the Main memory</text:p>
          <text:p text:style-name="P26"/>
        </text:list-item>
        <text:list-item>
          <text:p text:style-name="P26">Hence the operation will be faster as it directly aceess main memoery instead of secondary memory</text:p>
        </text:list-item>
      </text:list>
      <text:p text:style-name="P10"/>
      <text:p text:style-name="P10"/>
      <text:h text:style-name="P22" text:outline-level="2"><text:bookmark text:name="How_does_Redis_work.3F"/>How does Redis work</text:h>
      <text:p text:style-name="P53">All Redis data resides in-memory, in contrast to databases that store data on disk or SSDs. By eliminating the need to access disks, in-memory data stores such as Redis avoid seek time delays and can access data in microseconds. Redis features versatile data structures, high availability, geospatial, Lua scripting, transactions, on-disk persistence, and cluster support making it simpler to build real-time internet scale apps.</text:p>
      <text:h text:style-name="P23" text:outline-level="2"><text:bookmark text:name="Redis_Vs_Memcached"/>Redis Vs Memcached</text:h>
      <text:p text:style-name="Text_20_body"><text:span text:style-name="T24">Both Redis and MemCached are in-memory, open-source data stores. Memcached, a high-performance distributed memory cache service, is designed for simplicity while Redis offers a rich set of features that make it effective for a wide range of use cases. <text:s/>They work with relational or key-value databases to improve performance, such as MySQL, Postgres, Aurora, Oracle, SQL Server, DynamoDB, and more. </text:span></text:p>
      <text:p text:style-name="P1"/>
      <text:p text:style-name="P10"><text:soft-page-break/></text:p>
      <text:p text:style-name="P7">Redis Features</text:p>
      <text:p text:style-name="P1"/>
      <text:list xml:id="list3321273606" text:style-name="L3">
        <text:list-item>
          <text:p text:style-name="P27">Simple to install setup and manage</text:p>
          <text:p text:style-name="P27"/>
        </text:list-item>
        <text:list-item>
          <text:p text:style-name="P27">Redis is very fast (1m qps)</text:p>
          <text:p text:style-name="P27"/>
        </text:list-item>
        <text:list-item>
          <text:p text:style-name="P27">Redis is very fast because it loads the data from main memory</text:p>
          <text:p text:style-name="P27"/>
        </text:list-item>
        <text:list-item>
          <text:p text:style-name="P27">Redis supports a variety of languages</text:p>
          <text:p text:style-name="P27"/>
        </text:list-item>
        <text:list-item>
          <text:p text:style-name="P27">Redis supports master to slave replication</text:p>
        </text:list-item>
      </text:list>
      <text:p text:style-name="P10"/>
      <text:p text:style-name="P7">Redis Drawbacks</text:p>
      <text:p text:style-name="P1"/>
      <text:list xml:id="list213511048" text:style-name="L4">
        <text:list-item>
          <text:p text:style-name="P28">It is single threaded</text:p>
          <text:p text:style-name="P28"/>
        </text:list-item>
        <text:list-item>
          <text:p text:style-name="P28">It has got limited client support for consistent hashing</text:p>
          <text:p text:style-name="P28"/>
        </text:list-item>
        <text:list-item>
          <text:p text:style-name="P28">It has significant overhead for persistence</text:p>
        </text:list-item>
      </text:list>
      <text:p text:style-name="P7">Redis vs RDBMS</text:p>
      <text:p text:style-name="P1"/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6">Redis</text:p>
          </table:table-cell>
          <table:table-cell table:style-name="Table1.A1" office:value-type="string">
            <text:p text:style-name="P16">RDBMS</text:p>
          </table:table-cell>
        </table:table-row>
        <table:table-row>
          <table:table-cell table:style-name="Table1.A2" office:value-type="string">
            <text:p text:style-name="P16">NoSql</text:p>
          </table:table-cell>
          <table:table-cell table:style-name="Table1.A2" office:value-type="string">
            <text:p text:style-name="P16"><text:s/><text:span text:style-name="T22">Sql</text:span></text:p>
          </table:table-cell>
        </table:table-row>
        <table:table-row>
          <table:table-cell table:style-name="Table1.A2" office:value-type="string">
            <text:p text:style-name="P16">Key value structure</text:p>
          </table:table-cell>
          <table:table-cell table:style-name="Table1.A2" office:value-type="string">
            <text:p text:style-name="P17">Table Structure</text:p>
          </table:table-cell>
        </table:table-row>
        <table:table-row table:style-name="Table1.4">
          <table:table-cell table:style-name="Table1.A2" office:value-type="string">
            <text:p text:style-name="P16">Fast</text:p>
          </table:table-cell>
          <table:table-cell table:style-name="Table1.A2" office:value-type="string">
            <text:p text:style-name="P16">Slow</text:p>
          </table:table-cell>
        </table:table-row>
        <table:table-row>
          <table:table-cell table:style-name="Table1.A2" office:value-type="string">
            <text:p text:style-name="P16">Stores in main memory</text:p>
          </table:table-cell>
          <table:table-cell table:style-name="Table1.A2" office:value-type="string">
            <text:p text:style-name="P16">Stores in secondary memory</text:p>
          </table:table-cell>
        </table:table-row>
        <table:table-row>
          <table:table-cell table:style-name="Table1.A2" office:value-type="string">
            <text:p text:style-name="P16">Generally stores small data</text:p>
          </table:table-cell>
          <table:table-cell table:style-name="Table1.A2" office:value-type="string">
            <text:p text:style-name="P16">Stores any kind of data</text:p>
          </table:table-cell>
        </table:table-row>
        <table:table-row>
          <table:table-cell table:style-name="Table1.A7" office:value-type="string">
            <text:p text:style-name="P16">Not follow ACID</text:p>
          </table:table-cell>
          <table:table-cell table:style-name="Table1.A7" office:value-type="string">
            <text:p text:style-name="P16">Follow ACID</text:p>
          </table:table-cell>
        </table:table-row>
      </table:table>
      <text:p text:style-name="P10"/>
      <text:p text:style-name="P10"/>
      <text:p text:style-name="P4">AOF(Append-only files)</text:p>
      <text:p text:style-name="P3"/>
      <text:list xml:id="list694755089" text:style-name="L5">
        <text:list-item>
          <text:p text:style-name="P29">To avoid data loss in case of system crash Redis provides persistence by Snapshotting &amp; AOF(Append-only files)</text:p>
          <text:p text:style-name="P29"/>
        </text:list-item>
        <text:list-item>
          <text:p text:style-name="P35"><text:span text:style-name="T4">AOF copies incoming write command to </text:span><text:span text:style-name="T5">secondary memory</text:span></text:p>
          <text:p text:style-name="P31"><text:soft-page-break/></text:p>
          <text:list>
            <text:list-item>
              <text:p text:style-name="P31">always — Every writes to redis, writes to seconday memory </text:p>
            </text:list-item>
            <text:list-item>
              <text:p text:style-name="P31">everysec — Writes to disk every second</text:p>
            </text:list-item>
          </text:list>
        </text:list-item>
      </text:list>
      <text:p text:style-name="P11"/>
      <text:p text:style-name="P6">Redis String</text:p>
      <text:p text:style-name="P2"/>
      <text:list xml:id="list3919413930" text:style-name="L6">
        <text:list-item>
          <text:p text:style-name="P33">Redis Strings are binary safe</text:p>
          <text:p text:style-name="P33"/>
        </text:list-item>
        <text:list-item>
          <text:p text:style-name="P33">Redis string can contain any kind of data</text:p>
          <text:p text:style-name="P33"/>
        </text:list-item>
        <text:list-item>
          <text:p text:style-name="P36"><text:span text:style-name="T3">A String value can be at max 512 </text:span><text:span text:style-name="T5">MB</text:span><text:span text:style-name="T3"> in length</text:span></text:p>
        </text:list-item>
      </text:list>
      <text:p text:style-name="P13"><text:tab/></text:p>
      <text:p text:style-name="P15"><text:span text:style-name="T3"><text:tab/></text:span><text:span text:style-name="T5">SET key value</text:span></text:p>
      <text:p text:style-name="P12"/>
      <text:p text:style-name="P12"><text:tab/>GET key</text:p>
      <text:p text:style-name="P12"/>
      <text:p text:style-name="P12"><text:tab/>SET key value NX | XX</text:p>
      <text:p text:style-name="P12"/>
      <text:p text:style-name="P15"><text:span text:style-name="T5"><text:tab/><text:tab/>NX =&gt; </text:span><text:span text:style-name="T6">set</text:span><text:span text:style-name="T5"> a value to the key if the key is not exist</text:span></text:p>
      <text:p text:style-name="P15"><text:span text:style-name="T5"><text:tab/><text:tab/></text:span><text:span text:style-name="T6">XX =&gt; set a value to the key only if the key already exists</text:span></text:p>
      <text:p text:style-name="P13"/>
      <text:p text:style-name="P13"/>
      <text:p text:style-name="P37">Redis List</text:p>
      <text:p text:style-name="P12"/>
      <text:list xml:id="list1989932083" text:style-name="L7">
        <text:list-item>
          <text:p text:style-name="P32">Redis Lists are simply lists of strings</text:p>
          <text:p text:style-name="P32"/>
        </text:list-item>
        <text:list-item>
          <text:p text:style-name="P39"><text:span text:style-name="T5">Lists are </text:span><text:span text:style-name="T3">sorted by insertion order</text:span></text:p>
          <text:p text:style-name="P34"/>
        </text:list-item>
        <text:list-item>
          <text:p text:style-name="P32">The max length of a list is 2³² — 1 elements</text:p>
          <text:p text:style-name="P32"/>
        </text:list-item>
        <text:list-item>
          <text:p text:style-name="P40"><text:span text:style-name="T5">L</text:span><text:span text:style-name="T3">ist Commands</text:span></text:p>
        </text:list-item>
      </text:list>
      <text:p text:style-name="P14"/>
      <text:list xml:id="list477518441" text:style-name="L8">
        <text:list-item>
          <text:p text:style-name="P41"><text:bookmark text:name="932d"/>LPUSH — Inserts a new element on the head</text:p>
          <text:list>
            <text:list-item>
              <text:p text:style-name="P42"><text:span text:style-name="Emphasis"><text:span text:style-name="T2">LPUSH A 1</text:span></text:span></text:p>
              <text:p text:style-name="P42"><text:span text:style-name="Emphasis"><text:span text:style-name="T2"/></text:span></text:p>
            </text:list-item>
          </text:list>
        </text:list-item>
        <text:list-item>
          <text:p text:style-name="P43"><text:bookmark text:name="1d65"/>RPUSH — Inserts a new element on the tail</text:p>
          <text:list>
            <text:list-item>
              <text:p text:style-name="P43"><text:span text:style-name="Emphasis">RPUSH A 2</text:span></text:p>
            </text:list-item>
          </text:list>
        </text:list-item>
        <text:list-item>
          <text:p text:style-name="P43"><text:bookmark text:name="b485"/>LPOP — Removes an element from the head</text:p>
        </text:list-item>
        <text:list-item>
          <text:p text:style-name="P43"><text:bookmark text:name="44f8"/>RPOP — Removes an element from tail</text:p>
        </text:list-item>
        <text:list-item>
          <text:p text:style-name="P43"><text:bookmark text:name="df34"/>LRANGE — Prints an element from the specified position</text:p>
          <text:list>
            <text:list-item>
              <text:p text:style-name="P43"><text:soft-page-break/><text:span text:style-name="Emphasis">LRANGE A 0 -1</text:span></text:p>
            </text:list-item>
          </text:list>
        </text:list-item>
      </text:list>
      <text:p text:style-name="P18"><text:span text:style-name="Emphasis"/></text:p>
      <text:p text:style-name="P19"><text:span text:style-name="Emphasis"><text:span text:style-name="T9">Redis Set</text:span></text:span></text:p>
      <text:list xml:id="list3769227833" text:style-name="L9">
        <text:list-item>
          <text:p text:style-name="P44"><text:span text:style-name="Emphasis"><text:span text:style-name="T16">Redis Sets are an unordered collection of Strings.</text:span></text:span></text:p>
        </text:list-item>
        <text:list-item>
          <text:p text:style-name="P44"><text:span text:style-name="Emphasis"><text:span text:style-name="T16"><text:s/>It is possible to add, remove, and get in O(1)</text:span></text:span></text:p>
        </text:list-item>
        <text:list-item>
          <text:p text:style-name="P44"><text:span text:style-name="Emphasis"><text:span text:style-name="T16">The max number of members in a set is 2³² — 1</text:span></text:span></text:p>
        </text:list-item>
        <text:list-item>
          <text:p text:style-name="P44"><text:span text:style-name="Emphasis"><text:span text:style-name="T16">Commands</text:span></text:span></text:p>
          <text:list>
            <text:list-item>
              <text:p text:style-name="P47"><text:bookmark text:name="ec6a"/><text:span text:style-name="Emphasis"><text:span text:style-name="T11">SADD — Adds a new element to the SET</text:span></text:span></text:p>
            </text:list-item>
            <text:list-item>
              <text:p text:style-name="P48">SMEMBERS — To retrieve values from the KEY</text:p>
            </text:list-item>
            <text:list-item>
              <text:p text:style-name="P48">SISMEMBER — To verify whether specified element is present in the SET</text:p>
            </text:list-item>
            <text:list-item>
              <text:p text:style-name="P44"><text:bookmark text:name="81a3"/><text:span text:style-name="Emphasis"><text:span text:style-name="T17">SPOP — To pop the element out from the SET</text:span></text:span></text:p>
            </text:list-item>
            <text:list-item>
              <text:p text:style-name="P44"><text:bookmark text:name="84cc"/><text:span text:style-name="Emphasis"><text:span text:style-name="T17">SUNION — Union of all the given sets.</text:span></text:span></text:p>
            </text:list-item>
            <text:list-item>
              <text:p text:style-name="P48">SINTER — <text:span text:style-name="T20">I</text:span>ntersection of all the given sets.</text:p>
            </text:list-item>
            <text:list-item>
              <text:p text:style-name="P48"><text:bookmark text:name="a781"/>SUNIONSTORE — This command is equal to SUNION, but instead of returning the resulting set, it is stored in destination.</text:p>
            </text:list-item>
            <text:list-item>
              <text:p text:style-name="P48">SINTERSTORE — This command is equal to SINTER, but instead of returning the resulting set, it is stored in destination.</text:p>
            </text:list-item>
          </text:list>
        </text:list-item>
      </text:list>
      <text:p text:style-name="P20"/>
      <text:p text:style-name="P21"><text:span text:style-name="Strong_20_Emphasis"><text:span text:style-name="T21">Redis Hashes</text:span></text:span></text:p>
      <text:list xml:id="list3303186360" text:style-name="L10">
        <text:list-item>
          <text:p text:style-name="P49"><text:span text:style-name="Strong_20_Emphasis"><text:span text:style-name="T7">Redis Hashes are maps between string fields and string values, so they are the perfect data type to represent objects like user-details</text:span></text:span></text:p>
        </text:list-item>
        <text:list-item>
          <text:p text:style-name="P49"><text:span text:style-name="Strong_20_Emphasis"><text:span text:style-name="T7">Every hash can store up to 2³² — 1 field-value pairs</text:span></text:span></text:p>
        </text:list-item>
        <text:list-item>
          <text:p text:style-name="P50"><text:span text:style-name="Strong_20_Emphasis"><text:span text:style-name="T8">Commands</text:span></text:span></text:p>
          <text:list>
            <text:list-item>
              <text:p text:style-name="P51"><text:bookmark text:name="8643"/><text:span text:style-name="Strong_20_Emphasis"><text:span text:style-name="T14">HMSET — Sets the specified fields to their respective values in the hash stored at key. </text:span></text:span><text:span text:style-name="Emphasis"><text:span text:style-name="T14">Time complexity:</text:span></text:span><text:span text:style-name="Strong_20_Emphasis"><text:span text:style-name="T14"> O(N) </text:span></text:span></text:p>
            </text:list-item>
            <text:list-item>
              <text:p text:style-name="P51"><text:span text:style-name="Strong_20_Emphasis"><text:span text:style-name="T14">HGET — Returns the value associated with field in the hash stored at key. </text:span></text:span><text:span text:style-name="Strong_20_Emphasis"><text:span text:style-name="T15">Time complexity: O(1)</text:span></text:span></text:p>
            </text:list-item>
            <text:list-item>
              <text:p text:style-name="P51"><text:bookmark text:name="6d99"/><text:span text:style-name="Strong_20_Emphasis"><text:span text:style-name="T14">HGETALL — Returns all fields and values of the hash stored at key.</text:span></text:span><text:bookmark text:name="6607"/><text:span text:style-name="Strong_20_Emphasis"><text:span text:style-name="T14"> </text:span></text:span><text:span text:style-name="Emphasis"><text:span text:style-name="T13">Time complexity:</text:span></text:span><text:span text:style-name="T13"> O(N)</text:span></text:p>
            </text:list-item>
          </text:list>
        </text:list-item>
      </text:list>
      <text:p text:style-name="P18"><text:soft-page-break/><text:span text:style-name="Emphasis"><text:span text:style-name="T17"/></text:span></text:p>
      <text:p text:style-name="P18"><text:span text:style-name="Strong_20_Emphasis"><text:span text:style-name="T10">Redis Sorted sets</text:span></text:span></text:p>
      <text:list xml:id="list86587928" text:style-name="L11">
        <text:list-item>
          <text:p text:style-name="P45"><text:span text:style-name="Strong_20_Emphasis"><text:span text:style-name="T18">Redis Sorted Sets are similar to Redis Sets with the unique feature of values stored in a set. The difference is, every member of a Sorted Set is associated with a score, that is used in order to take the sorted set ordered, from the smallest to the greatest score.</text:span></text:span></text:p>
        </text:list-item>
        <text:list-item>
          <text:p text:style-name="P46"><text:span text:style-name="Emphasis"><text:span text:style-name="T18">The max number of members in a set is 2³² — 1</text:span></text:span></text:p>
        </text:list-item>
        <text:list-item>
          <text:p text:style-name="P46"><text:span text:style-name="Emphasis"><text:span text:style-name="T19">Commands</text:span></text:span></text:p>
          <text:list>
            <text:list-item>
              <text:p text:style-name="P52"><text:bookmark text:name="f167"/><text:span text:style-name="Emphasis"><text:span text:style-name="T12">ZADD — Adds all the specified members with the specified scores to the sorted set stored at key.</text:span></text:span><text:bookmark text:name="093e"/><text:span text:style-name="Emphasis"><text:span text:style-name="T12"> </text:span></text:span><text:span text:style-name="Emphasis">Time complexity:</text:span> O(log(N))</text:p>
            </text:list-item>
            <text:list-item>
              <text:p text:style-name="P52"><text:bookmark text:name="7b7a"/><text:span text:style-name="Emphasis"><text:span text:style-name="T12">ZREM — Removes the specified members from the sorted set stored at key. Non existing members are ignored.</text:span></text:span><text:bookmark text:name="e574"/><text:span text:style-name="Emphasis"><text:span text:style-name="T12"> </text:span></text:span><text:span text:style-name="Emphasis">Time complexity:</text:span> O(M*log(N))</text:p>
            </text:list-item>
            <text:list-item>
              <text:p text:style-name="P52"><text:bookmark text:name="42c6"/><text:span text:style-name="Emphasis"><text:span text:style-name="T12">ZRANGE — Returns the specified range of elements in the sorted set stored at key.</text:span></text:span><text:bookmark text:name="b47c"/><text:span text:style-name="Emphasis"><text:span text:style-name="T12"> </text:span></text:span><text:span text:style-name="Emphasis">Time complexity:</text:span> O(log(N)+M)</text:p>
            </text:list-item>
            <text:list-item>
              <text:p text:style-name="P52"><text:bookmark text:name="52e2"/><text:span text:style-name="Emphasis"><text:span text:style-name="T12">ZRANGEBYSCORE — Returns all the elements in the sorted set at key with a score between min and max.</text:span></text:span><text:bookmark text:name="e4ff"/><text:span text:style-name="Emphasis"><text:span text:style-name="T12"> </text:span></text:span><text:span text:style-name="Emphasis">Time complexity</text:span>: O(log(N)+M)</text:p>
            </text:list-item>
          </text:list>
        </text:list-item>
      </text:list>
      <text:p text:style-name="P55"/>
      <text:p text:style-name="P56">Refrences</text:p>
      <text:list xml:id="list3708758807" text:style-name="L12">
        <text:list-item>
          <text:p text:style-name="P54"><text:a xlink:type="simple" xlink:href="https://aws.amazon.com/redis/" text:style-name="Internet_20_link" text:visited-style-name="Visited_20_Internet_20_Link">https://aws.amazon.com/redis/</text:a></text:p>
        </text:list-item>
        <text:list-item>
          <text:p text:style-name="P54"><text:a xlink:type="simple" xlink:href="https://medium.com/@cosmicconvallis/interview-questions-on-redis-for-developers-c27769b410e9" text:style-name="Internet_20_link" text:visited-style-name="Visited_20_Internet_20_Link">https://medium.com/@cosmicconvallis/interview-questions-on-redis-for-developers-c27769b410e9</text:a></text:p>
        </text:list-item>
      </text:list>
      <text:list xml:id="list220413848148329" text:continue-list="list86587928" text:style-name="L11">
        <text:list-item>
          <text:list>
            <text:list-header>
              <text:p text:style-name="P46"><text:span text:style-name="Emphasis"><text:span text:style-name="T19"/></text:span></text:p>
            </text:list-header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0:20:33.881638901</meta:creation-date>
    <dc:date>2021-02-06T22:04:10.895928581</dc:date>
    <meta:editing-duration>PT8H36M12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5" meta:paragraph-count="121" meta:word-count="927" meta:character-count="5036" meta:non-whitespace-character-count="4258"/>
  </office:meta>
</office:document-meta>
</file>